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9db6fe" officeooo:paragraph-rsid="009e3db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3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1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42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3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44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45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46" style:family="paragraph" style:parent-style-name="Preformatted_20_Text">
      <style:text-properties officeooo:paragraph-rsid="0051d12e"/>
    </style:style>
    <style:style style:name="P47" style:family="paragraph" style:parent-style-name="Preformatted_20_Text">
      <style:paragraph-properties fo:break-before="page"/>
      <style:text-properties officeooo:rsid="0004ada2" officeooo:paragraph-rsid="005f0f60"/>
    </style:style>
    <style:style style:name="P48" style:family="paragraph" style:parent-style-name="Standard">
      <style:text-properties officeooo:rsid="001e31d8" officeooo:paragraph-rsid="005f0f60"/>
    </style:style>
    <style:style style:name="P49" style:family="paragraph" style:parent-style-name="Standard">
      <style:text-properties officeooo:rsid="001fbce4" officeooo:paragraph-rsid="005f0f60"/>
    </style:style>
    <style:style style:name="P50" style:family="paragraph" style:parent-style-name="Standard">
      <style:text-properties officeooo:paragraph-rsid="005f0f60"/>
    </style:style>
    <style:style style:name="P51" style:family="paragraph" style:parent-style-name="Standard">
      <style:text-properties officeooo:rsid="006b9621" officeooo:paragraph-rsid="006b9621"/>
    </style:style>
    <style:style style:name="P52" style:family="paragraph" style:parent-style-name="Standard">
      <style:text-properties officeooo:rsid="006e701d" officeooo:paragraph-rsid="006e701d"/>
    </style:style>
    <style:style style:name="P53" style:family="paragraph" style:parent-style-name="Standard">
      <style:text-properties officeooo:rsid="0070522f" officeooo:paragraph-rsid="0070522f"/>
    </style:style>
    <style:style style:name="P54" style:family="paragraph" style:parent-style-name="Text_20_body">
      <style:text-properties officeooo:paragraph-rsid="008e84b1"/>
    </style:style>
    <style:style style:name="P55" style:family="paragraph" style:parent-style-name="Text_20_body">
      <style:paragraph-properties fo:margin-top="0in" fo:margin-bottom="0in" loext:contextual-spacing="false"/>
      <style:text-properties loext:padding="0.0193in" loext:border="0.06pt solid #e5e7eb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62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6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6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9967b"/>
    </style:style>
    <style:style style:name="P65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font-name="source-code-pro" fo:font-size="10.5pt" fo:letter-spacing="normal" fo:font-style="normal" fo:font-weight="normal" officeooo:rsid="00a9967b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4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6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2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3" style:family="text">
      <style:text-properties fo:font-variant="normal" fo:text-transform="none" fo:color="#0c0d0e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54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5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6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7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8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59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60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61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62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3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4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66" style:family="text">
      <style:text-properties fo:font-variant="normal" fo:text-transform="none" fo:color="#333333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67" style:family="text">
      <style:text-properties fo:font-variant="normal" fo:text-transform="none" fo:color="#333333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68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69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70" style:family="text">
      <style:text-properties officeooo:rsid="003d39cf"/>
    </style:style>
    <style:style style:name="T71" style:family="text">
      <style:text-properties officeooo:rsid="003f228b"/>
    </style:style>
    <style:style style:name="T72" style:family="text">
      <style:text-properties officeooo:rsid="003f7c8f"/>
    </style:style>
    <style:style style:name="T73" style:family="text">
      <style:text-properties officeooo:rsid="004179c4"/>
    </style:style>
    <style:style style:name="T74" style:family="text">
      <style:text-properties officeooo:rsid="004eea4f"/>
    </style:style>
    <style:style style:name="T75" style:family="text">
      <style:text-properties officeooo:rsid="004f8971"/>
    </style:style>
    <style:style style:name="T76" style:family="text">
      <style:text-properties officeooo:rsid="005546f9"/>
    </style:style>
    <style:style style:name="T77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78" style:family="text">
      <style:text-properties fo:color="#393f49" style:font-name="Roboto Mono" officeooo:rsid="0004ada2" fo:background-color="transparent" loext:char-shading-value="0" style:font-size-asian="10.5pt" style:font-size-complex="10.5pt" loext:padding="0in" loext:border="none"/>
    </style:style>
    <style:style style:name="T79" style:family="text">
      <style:text-properties fo:color="#393f49" style:font-name="Roboto Mono" officeooo:rsid="005605cb" fo:background-color="transparent" loext:char-shading-value="0" style:font-size-asian="10.5pt" style:font-size-complex="10.5pt" loext:padding="0in" loext:border="none"/>
    </style:style>
    <style:style style:name="T80" style:family="text">
      <style:text-properties fo:color="#393f49" style:font-name="Roboto Mono" officeooo:rsid="00a00aa8" fo:background-color="transparent" loext:char-shading-value="0" style:font-size-asian="10.5pt" style:font-size-complex="10.5pt" loext:padding="0in" loext:border="none"/>
    </style:style>
    <style:style style:name="T81" style:family="text">
      <style:text-properties fo:color="#393f49" style:font-name="Roboto Mono" officeooo:rsid="00a16b23" fo:background-color="transparent" loext:char-shading-value="0" style:font-size-asian="10.5pt" style:font-size-complex="10.5pt" loext:padding="0in" loext:border="none"/>
    </style:style>
    <style:style style:name="T82" style:family="text">
      <style:text-properties fo:color="#393f49" style:font-name="Roboto Mono" officeooo:rsid="00a3ceac" fo:background-color="transparent" loext:char-shading-value="0" style:font-size-asian="10.5pt" style:font-size-complex="10.5pt" loext:padding="0in" loext:border="none"/>
    </style:style>
    <style:style style:name="T83" style:family="text">
      <style:text-properties fo:color="#393f49" style:font-name="Roboto Mono" officeooo:rsid="00a7373d" fo:background-color="transparent" loext:char-shading-value="0" style:font-size-asian="10.5pt" style:font-size-complex="10.5pt" loext:padding="0in" loext:border="none"/>
    </style:style>
    <style:style style:name="T84" style:family="text">
      <style:text-properties fo:color="#393f49" style:font-name="Roboto Mono" officeooo:rsid="00a87eed" fo:background-color="transparent" loext:char-shading-value="0" style:font-size-asian="10.5pt" style:font-size-complex="10.5pt" loext:padding="0in" loext:border="none"/>
    </style:style>
    <style:style style:name="T85" style:family="text">
      <style:text-properties fo:color="#393f49" style:font-name="Roboto Mono" officeooo:rsid="00a9967b" fo:background-color="transparent" loext:char-shading-value="0" style:font-size-asian="10.5pt" style:font-size-complex="10.5pt" loext:padding="0in" loext:border="none"/>
    </style:style>
    <style:style style:name="T86" style:family="text">
      <style:text-properties officeooo:rsid="005ba398"/>
    </style:style>
    <style:style style:name="T87" style:family="text">
      <style:text-properties officeooo:rsid="0067e0c6"/>
    </style:style>
    <style:style style:name="T88" style:family="text">
      <style:text-properties officeooo:rsid="006cd766"/>
    </style:style>
    <style:style style:name="T89" style:family="text">
      <style:text-properties officeooo:rsid="006d9827"/>
    </style:style>
    <style:style style:name="T90" style:family="text">
      <style:text-properties officeooo:rsid="00778c62"/>
    </style:style>
    <style:style style:name="T91" style:family="text">
      <style:text-properties officeooo:rsid="007df547"/>
    </style:style>
    <style:style style:name="T92" style:family="text">
      <style:text-properties officeooo:rsid="0087fb09"/>
    </style:style>
    <style:style style:name="T93" style:family="text">
      <style:text-properties officeooo:rsid="008884c1"/>
    </style:style>
    <style:style style:name="T94" style:family="text">
      <style:text-properties fo:color="#000000" style:font-name="Ubuntu Mono variable" fo:font-size="13.5pt"/>
    </style:style>
    <style:style style:name="T95" style:family="text">
      <style:text-properties officeooo:rsid="009bffcc"/>
    </style:style>
    <style:style style:name="T96" style:family="text">
      <style:text-properties officeooo:rsid="009db6fe"/>
    </style:style>
    <style:style style:name="T97" style:family="text">
      <style:text-properties officeooo:rsid="009e3db9"/>
    </style:style>
    <style:style style:name="T98" style:family="text">
      <style:text-properties officeooo:rsid="009ea4b1"/>
    </style:style>
    <style:style style:name="T99" style:family="text">
      <style:text-properties fo:color="#080808" style:font-name="JetBrains Mono1" fo:font-size="10pt" style:font-size-asian="10pt" style:font-style-asian="normal" style:font-weight-asian="normal"/>
    </style:style>
    <style:style style:name="T100" style:family="text">
      <style:text-properties fo:color="#5c2699"/>
    </style:style>
    <style:style style:name="T101" style:family="text">
      <style:text-properties loext:padding="0.0193in" loext:border="0.06pt solid #e5e7eb"/>
    </style:style>
    <style:style style:name="T102" style:family="text">
      <style:text-properties officeooo:rsid="00a9967b"/>
    </style:style>
    <style:style style:name="T103" style:family="text">
      <style:text-properties officeooo:rsid="001e6ad8"/>
    </style:style>
    <style:style style:name="T104" style:family="text">
      <style:text-properties officeooo:rsid="007924a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48913217584" text:id="ct94048913217584">
          <text:deletion>
            <office:change-info>
              <dc:creator>Unknown Author</dc:creator>
              <dc:date>2024-04-10T17:42:30</dc:date>
            </office:change-info>
            <text:p text:style-name="P30"/>
            <text:p text:style-name="P63"><text:span text:style-name="T33">B</text:span><text:span text:style-name="T34">uild docker image for inventory-service</text:span></text:p>
            <text:p text:style-name="P31">1. Билдиш проекта</text:p>
            <text:p text:style-name="P31">2. Копираш Джара в Докер папката</text:p>
            <text:p text:style-name="P65"><text:span text:style-name="T1">3. рънваш docker build -t </text:span><text:span text:style-name="T5">dpm6/</text:span><text:span text:style-name="T1">inventory:1.0.0-SNAPSHOT .</text:span></text:p>
            <text:p text:style-name="P31"/>
            <text:p text:style-name="P58"/>
          </text:deletion>
        </text:changed-region>
        <text:changed-region xml:id="ct94048913208112" text:id="ct94048913208112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048913227536" text:id="ct94048913227536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048913227776" text:id="ct94048913227776">
          <text:deletion>
            <office:change-info>
              <dc:creator>Unknown Author</dc:creator>
              <dc:date>2024-04-10T17:43:10</dc:date>
            </office:change-info>
            <text:p text:style-name="P36"><text:span text:style-name="T1"/></text:p>
            <text:p text:style-name="P32"/>
            <text:p text:style-name="P36"><text:span text:style-name="T1">docker build -t inventory:1.0.0-SNAPSHOT .</text:span></text:p>
          </text:deletion>
        </text:changed-region>
        <text:changed-region xml:id="ct94048913243936" text:id="ct94048913243936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048913245648" text:id="ct94048913245648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048913247264" text:id="ct94048913247264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048913324544" text:id="ct94048913324544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048913332688" text:id="ct940489133326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48913341488" text:id="ct940489133414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048913351424" text:id="ct94048913351424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048913357536" text:id="ct94048913357536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048913360464" text:id="ct94048913360464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docker container start inventory-postgres pgadmin <text:s/><text:span text:style-name="Source_20_Text"><text:span text:style-name="T78">mongo-</text:span></text:span><text:span text:style-name="Source_20_Text"><text:span text:style-name="T79">profile <text:s/></text:span></text:span><text:span text:style-name="Source_20_Text"><text:span text:style-name="T78">mongo-</text:span></text:span><text:span text:style-name="Source_20_Text"><text:span text:style-name="T79">p</text:span></text:span><text:span text:style-name="Source_20_Text"><text:span text:style-name="T80">urchase </text:span></text:span><text:span text:style-name="Source_20_Text"><text:span text:style-name="T81">prometheus </text:span></text:span><text:span text:style-name="Source_20_Text"><text:span text:style-name="T82">zipkin </text:span></text:span><text:span text:style-name="Source_20_Text"><text:span text:style-name="T83">redis-</text:span></text:span><text:span text:style-name="Source_20_Text"><text:span text:style-name="T84">stack </text:span></text:span><text:span text:style-name="Source_20_Text"><text:span text:style-name="T85">auth-postgres</text:span></text:span></text:p>
      <text:p text:style-name="P27"><text:span text:style-name="Source_20_Text"><text:span text:style-name="T82"/></text:span></text:p>
      <text:p text:style-name="P27"><text:span text:style-name="Source_20_Text"><text:span text:style-name="T82"/></text:span></text:p>
      <text:p text:style-name="P26"/>
      <text:p text:style-name="P26"><text:span text:style-name="T99">-javaagent:/home/dpm/CodingProjects/OnlineShop/Telemetry/opentelemetry-javaagent.jar</text:span><text:line-break/><text:span text:style-name="T99">-Dotel.javaagent.configuration-file=/home/dpm/CodingProjects/OnlineShop/Telemetry/opentelemetry-agent-configs.properties</text:span><text:line-break/></text:p>
      <text:p text:style-name="P26"/>
      <text:p text:style-name="P26">docker run --<text:span text:style-name="T100">rm</text:span> -d --name jaeger -p 16686:16686 -p 4317:4317 -p 4318:4318 jaegertracing/all-in-one:1.53</text:p>
      <text:p text:style-name="P26"/>
      <text:p text:style-name="P41"><text:span text:style-name="Source_20_Text"><text:span text:style-name="T66">docker run --</text:span></text:span><text:span text:style-name="Source_20_Text"><text:span text:style-name="T67">name prometheus</text:span></text:span><text:span text:style-name="Source_20_Text"><text:span text:style-name="T68"> </text:span></text:span><text:span text:style-name="Source_20_Text"><text:span text:style-name="T65">-p 9090:9090 </text:span></text:span><text:span text:style-name="Source_20_Text"><text:span text:style-name="T53">--add-host=host.docker.internal:host-gateway </text:span></text:span><text:span text:style-name="Source_20_Text"><text:span text:style-name="T65">-v /home/dpm/CodingProjects/OnlineShop/Telemetry/prometheus.yml:/etc/prometheus/prometheus.yml</text:span></text:span><text:span text:style-name="Source_20_Text"><text:span text:style-name="T68"> </text:span></text:span><text:span text:style-name="Source_20_Text"><text:span text:style-name="T65">prom/prometheus</text:span></text:span></text:p>
      <text:p text:style-name="P26"/>
      <text:p text:style-name="P26">docker run --name zipkin -d -p 9411:9411 openzipkin/zipkin</text:p>
      <text:p text:style-name="P26"/>
      <text:p text:style-name="P39"><text:span text:style-name="Source_20_Text"><text:span text:style-name="T101">$ docker run -d --name redis-stack -p 6379:6379 -p 8001:8001 redis/redis-stack:latest</text:span></text:span></text:p>
      <text:p text:style-name="P55"/>
      <text:p text:style-name="P26"/>
      <text:p text:style-name="P26"/>
      <text:p text:style-name="P26"><text:span text:style-name="T95">Jenkins admin </text:span><text:span text:style-name="T96">initial </text:span><text:span text:style-name="T95">pass: 4fb4621e25914bda89820a45fceb5814<text:line-break/><text:line-break/></text:span><text:span text:style-name="T96">Admin user: admin</text:span></text:p>
      <text:p text:style-name="P29">Admin pass: admin</text:p>
      <text:p text:style-name="P25"/>
      <text:p text:style-name="P25"><text:span text:style-name="T98">Jenskins </text:span><text:span text:style-name="T97">port: 9000</text:span><text:span text:style-name="T95"><text:line-break/></text:span><text:line-break/>kubectl apply <text:s/>-f secrets.yml</text:p>
      <text:p text:style-name="P24">kubectl apply -f configmap.yml</text:p>
      <text:p text:style-name="P24"/>
      <text:p text:style-name="P24">kubectl apply -<text:span text:style-name="T92">f postgres-storage.yaml</text:span></text:p>
      <text:p text:style-name="P28">kubectl apply -f postgres-inventory.yaml</text:p>
      <text:p text:style-name="P28">kubectl apply -f inventory-<text:span text:style-name="T93">app</text:span>.yaml</text:p>
      <text:p text:style-name="P7"/>
      <text:p text:style-name="P7"/>
      <text:p text:style-name="P38"><text:span text:style-name="Source_20_Text"><text:span text:style-name="T94">microk8s enable hostpath-storage</text:span></text:span></text:p>
      <text:p text:style-name="Text_20_body"><text:line-break/><text:span text:style-name="Source_20_Text"><text:span text:style-name="T58">microk8s enable registry</text:span></text:span></text:p>
      <text:p text:style-name="P54"><text:span text:style-name="Source_20_Text"><text:span text:style-name="T59">microk8s enable </text:span></text:span><text:span text:style-name="Source_20_Text"><text:span text:style-name="Strong_20_Emphasis"><text:span text:style-name="T60">metrics-server</text:span></text:span></text:span></text:p>
      <text:p text:style-name="Text_20_body"><text:line-break/></text:p>
      <text:p text:style-name="P7"><text:soft-page-break/></text:p>
      <text:p text:style-name="P7">docker push localhost:32000/<text:span text:style-name="T91">dpm6/</text:span>inventory:1.0.0-SNAPSHOT</text:p>
      <text:p text:style-name="P7"/>
      <text:p text:style-name="P57"/>
      <text:p text:style-name="P64"><text:span text:style-name="T2">docker run -d --name </text:span><text:span text:style-name="T32">auth-postgres </text:span><text:span text:style-name="T2">-e POSTGRES_PASSWORD=password -p 543</text:span><text:span text:style-name="T32">3</text:span><text:span text:style-name="T2">:5432 postgres:15.4</text:span></text:p>
      <text:p text:style-name="P19">--------------------</text:p>
      <text:p text:style-name="P44"/>
      <text:p text:style-name="P44">docker network create <text:span text:style-name="T90">inventory-</text:span>network</text:p>
      <text:p text:style-name="P44"/>
      <text:p text:style-name="P45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1"/>
      <text:p text:style-name="P21">--------------------------------</text:p>
      <text:p text:style-name="P21"/>
      <text:p text:style-name="P6"/>
      <text:p text:style-name="P13">docker network create mongo-<text:span text:style-name="T76">profile-</text:span><text:span text:style-name="T86">network</text:span></text:p>
      <text:p text:style-name="P17"/>
      <text:p text:style-name="P13"/>
      <text:p text:style-name="P46"><text:bookmark-start text:name="__DdeLink__864_41285218"/><text:span text:style-name="Source_20_Text"><text:span text:style-name="T37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1">-</text:span></text:span><text:span text:style-name="Source_20_Text"><text:span text:style-name="T42">v /home/dpm/CodingProjects/OnlineShop/accounts/create_user.js:/</text:span></text:span><text:span text:style-name="Source_20_Text"><text:span text:style-name="T54">docker-entrypoint-initdb.d/c</text:span></text:span><text:span text:style-name="Source_20_Text"><text:span text:style-name="T42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7">--name mongo-</text:span></text:span><text:span text:style-name="Source_20_Text"><text:span text:style-name="T40">profile</text:span></text:span><text:span text:style-name="Source_20_Text"><text:span text:style-name="T37"> -</text:span></text:span><text:span text:style-name="Source_20_Text"><text:span text:style-name="T38">e </text:span></text:span><text:span text:style-name="Source_20_Text"><text:span text:style-name="T52">MONGO_INITDB_DATABASE</text:span></text:span><text:span text:style-name="Source_20_Text"><text:span text:style-name="T38">=profile_db</text:span></text:span><text:span text:style-name="Source_20_Text"><text:span text:style-name="T37"> </text:span></text:span><text:span text:style-name="Source_20_Text"><text:span text:style-name="T39">mongo:7.0.7-jammy</text:span></text:span><text:bookmark-end text:name="__DdeLink__864_41285218"/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76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87">9</text:span>:27017 <text:s/>--name mongo-purchase -e MONGO_INITDB_DATABASE=purchase_db mongo:7.0.7-jammy</text:p>
      <text:p text:style-name="P37"><text:span text:style-name="Source_20_Text"><text:span text:style-name="T77"/></text:span></text:p>
      <text:p text:style-name="P18">-----------------------------</text:p>
      <text:p text:style-name="P6"/>
      <text:p text:style-name="P33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5">SPRING_DATASOURCE_URL</text:span><text:span text:style-name="T36">=</text:span><text:span text:style-name="T69">jdbc:postgresql://postgres:5432/postgres</text:span><text:span text:style-name="T36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30"/>
      <text:p text:style-name="P30"/>
      <text:p text:style-name="P30">-------------------</text:p>
      <text:p text:style-name="P30"><text:soft-page-break/></text:p>
      <text:p text:style-name="P30"><text:s text:c="4"/>docker swarm join --token SWMTKN-1-0m21qeqzl9pno2hw1t9vu318crm2hjzhuo67zr3upsdivzu7og-b8ik8lwd56zo3eaw1cq1118sj 192.168.100.12:2377</text:p>
      <text:p text:style-name="P30">----------<text:span text:style-name="T88">­------</text:span></text:p>
      <text:p text:style-name="P58"><text:change text:change-id="ct94048913217584"/></text:p>
      <text:p text:style-name="P31"><text:change-start text:change-id="ct94048913208112"/></text:p>
      <text:p text:style-name="P31"/>
      <text:p text:style-name="P31"><text:change-end text:change-id="ct94048913208112"/></text:p>
      <text:p text:style-name="P32">---------------</text:p>
      <text:p text:style-name="P32"/>
      <text:p text:style-name="P32">DROP Schema</text:p>
      <text:p text:style-name="P32"/>
      <text:p text:style-name="P32"/>
      <text:p text:style-name="P32">DROP SCHEMA IF EXISTS public CASCADE;</text:p>
      <text:p text:style-name="P32"/>
      <text:p text:style-name="P32">CREATE SCHEMA public;<text:change-start text:change-id="ct94048913227536"/></text:p>
      <text:p text:style-name="P32"/>
      <text:p text:style-name="P36"><text:change-end text:change-id="ct94048913227536"/><text:change text:change-id="ct94048913227776"/><text:change-start text:change-id="ct94048913243936"/>ssssssssssssssssssssssss</text:p>
      <text:p text:style-name="P6"/>
      <text:p text:style-name="P6"/>
      <text:p text:style-name="P6"/>
      <text:p text:style-name="P20"/>
      <text:p text:style-name="P20">-------------</text:p>
      <text:p text:style-name="P20">./gradlew clean build -x test</text:p>
      <text:p text:style-name="P20">docker build . -t dpm6/inventory:1.0.0-SNAPSHOT</text:p>
      <text:p text:style-name="P20"/>
      <text:p text:style-name="P2"><text:span text:style-name="T29">docker build . -t dpm6/</text:span><text:span text:style-name="T28">profiles</text:span><text:span text:style-name="T29">:1.0.0-SNAPSHOT</text:span><text:change-end text:change-id="ct94048913243936"/><text:change-start text:change-id="ct94048913245648"/></text:p>
      <text:p text:style-name="P20"/>
      <text:p text:style-name="P2"><text:span text:style-name="T29">docker build . -t dpm6/</text:span><text:span text:style-name="T28">purchases</text:span><text:span text:style-name="T29">:1.0.0-SNAPSHOT</text:span><text:change-end text:change-id="ct94048913245648"/></text:p>
      <text:p text:style-name="P20">---------<text:change-start text:change-id="ct94048913247264"/></text:p>
      <text:p text:style-name="P20"><text:change-end text:change-id="ct94048913247264"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><text:soft-page-break/></text:p>
      <text:p text:style-name="P34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70">Абстрактен сървис за комуникация с repositroy . Така няма да се пише за всеки клас</text:span></text:p>
      <text:p text:style-name="P8"/>
      <text:p text:style-name="P8">- <text:span text:style-name="T71">Spring data?</text:span></text:p>
      <text:p text:style-name="P8"/>
      <text:p text:style-name="P8">- <text:span text:style-name="T71">Spring data rest?</text:span></text:p>
      <text:p text:style-name="P8"/>
      <text:p text:style-name="P8">- <text:span text:style-name="T72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73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2"/>
      <text:p text:style-name="P1"><text:span text:style-name="T25">- </text:span><text:change-start text:change-id="ct94048913324544"/><text:span text:style-name="T26">ControllerAdvice – </text:span><text:change-end text:change-id="ct94048913324544"/><text:change-start text:change-id="ct94048913332688"/><text:span text:style-name="T26">samo na opredelen kontroller?</text:span></text:p>
      <text:p text:style-name="P1"><text:span text:style-name="T26">- </text:span><text:span text:style-name="T55">"additionalInformation"</text:span><text:span text:style-name="T57">: </text:span><text:span text:style-name="T56">null</text:span><text:span text:style-name="T27"> v error message e null</text:span></text:p>
      <text:p text:style-name="P23"/>
      <text:p text:style-name="P48">Check whether an object exists only i.e. get only the id</text:p>
      <text:p text:style-name="P49"/>
      <text:p text:style-name="P49">ID-тата да са Стрингове и то с префикс ( да се различават)<text:change-end text:change-id="ct94048913332688"/></text:p>
      <text:p text:style-name="P50"/>
      <text:p text:style-name="P50"/>
      <text:p text:style-name="P51"><text:s/><text:span text:style-name="T89">Stateful loadbalances – support cockies, etc</text:span></text:p>
      <text:p text:style-name="P51"/>
      <text:p text:style-name="P51"/>
      <text:p text:style-name="P52">Layer 3 vs layer 4 vs layer 7 loadbalance</text:p>
      <text:p text:style-name="P52"/>
      <text:p text:style-name="P53">Why telnet doesn’t resolve localhost??? The same for docker swarm<text:change-start text:change-id="ct94048913341488"/></text:p>
      <text:p text:style-name="P47"><text:span text:style-name="Source_20_Text"><text:span text:style-name="T44">- </text:span></text:span><text:span text:style-name="Source_20_Text"><text:span text:style-name="T45">Добавяне на Idempotent Key – ако се изпрати пак рикуеста да не се създаде нова поръчка примерно</text:span></text:span></text:p>
      <text:p text:style-name="P42"><text:span text:style-name="Source_20_Text"><text:span text:style-name="T43">– как се съхраняват timestamps в базата?</text:span></text:span><text:change-end text:change-id="ct94048913341488"/><text:change-start text:change-id="ct94048913351424"/></text:p>
      <text:p text:style-name="P42"><text:span text:style-name="Source_20_Text"><text:span text:style-name="T43"/></text:span></text:p>
      <text:p text:style-name="P40"><text:span text:style-name="Source_20_Text"><text:span text:style-name="T43">- </text:span></text:span><text:span text:style-name="Source_20_Text"><text:span text:style-name="T61">removeInventory – </text:span></text:span><text:span text:style-name="Source_20_Text"><text:span text:style-name="T62">kak v </text:span></text:span><text:span text:style-name="Source_20_Text"><text:span text:style-name="T64">inventoryRepository</text:span></text:span></text:p>
      <text:p text:style-name="P3"><text:span text:style-name="Source_20_Text"><text:span text:style-name="T62"><text:s/>da tursq repositorita samo koito imat itemId??? </text:span></text:span><text:span text:style-name="Source_20_Text"><text:span text:style-name="T63">s JPA?</text:span></text:span></text:p>
      <text:p text:style-name="P35"><text:change-end text:change-id="ct94048913351424"/><text:change-start text:change-id="ct94048913357536"/><text:span text:style-name="Source_20_Text"><text:span text:style-name="T43"/></text:span></text:p>
      <text:p text:style-name="P35"><text:span text:style-name="Source_20_Text"><text:span text:style-name="T43"/></text:span></text:p>
      <text:p text:style-name="P3"><text:span text:style-name="Source_20_Text"><text:span text:style-name="T43">- </text:span></text:span><text:span text:style-name="Source_20_Text"><text:span text:style-name="T61">createPurchase</text:span></text:span><text:span text:style-name="Source_20_Text"><text:span text:style-name="T46"> </text:span></text:span><text:span text:style-name="Source_20_Text"><text:span text:style-name="T47">v purchase service mi vrushta typ response ako go </text:span></text:span><text:span text:style-name="Source_20_Text"><text:span text:style-name="T48">ima problem – da go opra</text:span></text:span><text:change-end text:change-id="ct94048913357536"/><text:change-start text:change-id="ct94048913360464"/><text:span text:style-name="Source_20_Text"><text:span text:style-name="T48">vq. Stacktrac ne pomaga изобщо</text:span></text:span><text:change-end text:change-id="ct94048913360464"/><text:span text:style-name="Source_20_Text"><text:span text:style-name="T48"><text:line-break/><text:line-break/><text:line-break/>- </text:span></text:span><text:span text:style-name="Source_20_Text"><text:span text:style-name="T49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9"> (за създаване на виртуални машини). Навремето се е използвало Docker machine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Kubernetes UI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Helm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Kubernetes namespaces and contexts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>- </text:span></text:span><text:span text:style-name="Source_20_Text"><text:span text:style-name="T51">Service mesh</text:span></text:span></text:p>
      <text:p text:style-name="P3"><text:span text:style-name="Source_20_Text"><text:span text:style-name="T51"/></text:span></text:p>
      <text:p text:style-name="P3"><text:span text:style-name="Source_20_Text"><text:span text:style-name="T51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1">https://docs.jboss.org/hibernate/orm/6.5/userguide/html_single/Hibernate_User_Guide.html#locking</text:span></text:span></text:a></text:p>
      <text:p text:style-name="P3"><text:span text:style-name="Source_20_Text"><text:span text:style-name="T51"/></text:span></text:p>
      <text:p text:style-name="P3"><text:span text:style-name="Source_20_Text"><text:span text:style-name="T5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10-25T23:16:31.759964603</dc:date>
    <meta:editing-duration>P43DT3H27M34S</meta:editing-duration>
    <meta:editing-cycles>100</meta:editing-cycles>
    <meta:document-statistic meta:table-count="0" meta:image-count="0" meta:object-count="0" meta:page-count="5" meta:paragraph-count="81" meta:word-count="548" meta:character-count="4956" meta:non-whitespace-character-count="4478"/>
  </office:meta>
</office:document-meta>
</file>